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224b"/>
    </style:style>
    <style:style style:name="P2" style:family="paragraph" style:parent-style-name="Standard">
      <style:text-properties officeooo:rsid="00129080" officeooo:paragraph-rsid="00129080"/>
    </style:style>
    <style:style style:name="P3" style:family="paragraph" style:parent-style-name="Standard">
      <style:text-properties fo:font-size="14pt" fo:font-style="italic" fo:font-weight="normal" officeooo:rsid="00137bcf" officeooo:paragraph-rsid="00137bcf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137bcf" officeooo:paragraph-rsid="0014b422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14pt" fo:font-style="italic" fo:font-weight="normal" officeooo:rsid="00137bcf" officeooo:paragraph-rsid="001ad287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italic" fo:font-weight="normal" officeooo:rsid="00137bcf" officeooo:paragraph-rsid="001c39d3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fo:font-style="italic" fo:font-weight="normal" officeooo:rsid="0013f9bc" officeooo:paragraph-rsid="0013f9bc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style="italic" fo:font-weight="normal" officeooo:rsid="001b3922" officeooo:paragraph-rsid="001b3922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italic" fo:font-weight="normal" officeooo:rsid="001c39d3" officeooo:paragraph-rsid="001c39d3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6pt" fo:font-weight="bold" officeooo:rsid="00137bcf" officeooo:paragraph-rsid="00137bc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3f9bc" officeooo:paragraph-rsid="0013f9b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officeooo:rsid="00137bcf" officeooo:paragraph-rsid="00137bc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style="normal" fo:font-weight="normal" officeooo:rsid="0014b422" officeooo:paragraph-rsid="0014b42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4b422" officeooo:paragraph-rsid="001ad28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4b422" officeooo:paragraph-rsid="001c39d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officeooo:paragraph-rsid="0014b422"/>
    </style:style>
    <style:style style:name="P17" style:family="paragraph" style:parent-style-name="Standard">
      <style:text-properties officeooo:paragraph-rsid="001ad287"/>
    </style:style>
    <style:style style:name="P18" style:family="paragraph" style:parent-style-name="Standard">
      <style:text-properties officeooo:paragraph-rsid="001c39d3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37bcf" officeooo:paragraph-rsid="00137bcf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3f9bc" officeooo:paragraph-rsid="0013f9bc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4d223" officeooo:paragraph-rsid="0014d223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4d223" officeooo:paragraph-rsid="001ad287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4d223" officeooo:paragraph-rsid="001c39d3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4d223" officeooo:paragraph-rsid="001f525f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85440" officeooo:paragraph-rsid="00185440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85440" officeooo:paragraph-rsid="00190182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85440" officeooo:paragraph-rsid="001f525f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abd0a" officeooo:paragraph-rsid="001abd0a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ad287" officeooo:paragraph-rsid="001ad287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f525f" officeooo:paragraph-rsid="001f525f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f525f" officeooo:paragraph-rsid="0023157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e670" officeooo:paragraph-rsid="001fe67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31573" officeooo:paragraph-rsid="00231573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2pt" fo:font-style="italic" officeooo:paragraph-rsid="00137bcf" style:font-size-asian="10.5pt" style:font-style-asian="italic" style:font-size-complex="12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2pt" fo:font-style="italic" officeooo:paragraph-rsid="0013f9bc" style:font-size-asian="10.5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2pt" fo:font-style="italic" officeooo:rsid="00137bcf" style:font-size-asian="10.5pt" style:font-style-asian="italic" style:font-size-complex="1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2pt" fo:font-style="italic" officeooo:rsid="00137bcf" officeooo:paragraph-rsid="00137bcf" style:font-size-asian="10.5pt" style:font-style-asian="italic" style:font-size-complex="12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normal" officeooo:rsid="001670c0" officeooo:paragraph-rsid="001670c0" style:font-size-asian="10.5pt" style:font-style-asian="normal" style:font-size-complex="12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normal" officeooo:rsid="001670c0" officeooo:paragraph-rsid="001f525f" style:font-size-asian="10.5pt" style:font-style-asian="normal" style:font-size-complex="12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normal" officeooo:rsid="00185440" officeooo:paragraph-rsid="00185440" style:font-size-asian="10.5pt" style:font-style-asian="normal" style:font-size-complex="12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2pt" fo:font-style="normal" officeooo:rsid="00185440" officeooo:paragraph-rsid="001abd0a" style:font-size-asian="10.5pt" style:font-style-asian="normal" style:font-size-complex="12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2pt" fo:font-style="normal" officeooo:rsid="00190182" officeooo:paragraph-rsid="00190182" style:font-size-asian="10.5pt" style:font-style-asian="normal" style:font-size-complex="12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font-style="normal" officeooo:rsid="00190182" officeooo:paragraph-rsid="001f525f" style:font-size-asian="10.5pt" style:font-style-asian="normal" style:font-size-complex="12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2pt" fo:font-style="normal" officeooo:rsid="001f525f" officeooo:paragraph-rsid="001f525f" style:font-size-asian="10.5pt" style:font-style-asian="normal" style:font-size-complex="12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2pt" fo:font-style="normal" officeooo:rsid="00231573" officeooo:paragraph-rsid="00231573" style:font-size-asian="10.5pt" style:font-style-asian="normal" style:font-size-complex="12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2pt" fo:font-style="normal" officeooo:rsid="00249642" officeooo:paragraph-rsid="00249642" style:font-size-asian="10.5pt" style:font-style-asian="normal" style:font-size-complex="12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4pt" fo:font-weight="bold" officeooo:rsid="00137bcf" officeooo:paragraph-rsid="00137bcf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fo:font-weight="bold" officeooo:rsid="0014b422" officeooo:paragraph-rsid="0014b422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4pt" fo:font-weight="bold" officeooo:rsid="0014b422" officeooo:paragraph-rsid="001ad287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4pt" fo:font-weight="bold" officeooo:rsid="0014b422" officeooo:paragraph-rsid="001c39d3" style:font-size-asian="14pt" style:font-weight-asian="bold" style:font-size-complex="14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officeooo:rsid="0012224b"/>
    </style:style>
    <style:style style:name="T3" style:family="text">
      <style:text-properties officeooo:rsid="00137bcf"/>
    </style:style>
    <style:style style:name="T4" style:family="text">
      <style:text-properties officeooo:rsid="0013f9bc"/>
    </style:style>
    <style:style style:name="T5" style:family="text">
      <style:text-properties officeooo:rsid="001fe670"/>
    </style:style>
    <style:style style:name="T6" style:family="text">
      <style:text-properties officeooo:rsid="00234d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MPUTER NETWORK INVENTORY DATABASE</text:span> </text:p>
      <text:p text:style-name="Standard"/>
      <text:p text:style-name="P1">I would like to develop a computer network inventory database that keeps track of network devices that are up and operational in a production network. Each device will have list of attributes that are associated to the device listed in a "Device<text:span text:style-name="T3">s</text:span>" table. </text:p>
      <text:p text:style-name="P1"/>
      <text:p text:style-name="P1">In a production network, devices are located in network closets. Those network closets are identified as either a IDF (Intermediate Distribution Frame), MDF (Main Distribution Frame), or data center. These network closets will be listed in a "Network Closet<text:span text:style-name="T3">s</text:span>" table. <text:s/></text:p>
      <text:p text:style-name="P1"/>
      <text:p text:style-name="P1">In network closets, there are devices called UPS' (Uninterruptible Power Supplies) <text:span text:style-name="T2">that assist with keeping networking equipment up during a building power failure. Network devices connect to UPS’ for redundant power and UPS’ are associated to a specific network closets. UPS’ will be listed in a “UPS” table. </text:span></text:p>
      <text:p text:style-name="P1"/>
      <text:p text:style-name="P2"><text:span text:style-name="T6">Network closets are </text:span>associated to buildings on a campus computer network. These buildings will be listed in a “Building<text:span text:style-name="T3">s</text:span>” table. </text:p>
      <text:p text:style-name="P2"/>
      <text:p text:style-name="P2"/>
      <text:p text:style-name="P10">Endpoints</text:p>
      <text:p text:style-name="P10"/>
      <text:p text:style-name="P3">Device<text:span text:style-name="T4">s</text:span></text:p>
      <text:p text:style-name="P10"/>
      <table:table table:name="Table1" table:style-name="Table1">
        <table:table-column table:style-name="Table1.A" table:number-columns-repeated="3"/>
        <table:table-row table:style-name="TableLine94094851297920">
          <table:table-cell table:style-name="Table1.A1" office:value-type="string">
            <text:p text:style-name="P48">HTTP Verb</text:p>
          </table:table-cell>
          <table:table-cell table:style-name="Table1.A1" office:value-type="string">
            <text:p text:style-name="P48">Endpoint URL</text:p>
          </table:table-cell>
          <table:table-cell table:style-name="Table1.C1" office:value-type="string">
            <text:p text:style-name="P48"><text:span text:style-name="T4">Endpoint </text:span>Description</text:p>
          </table:table-cell>
        </table:table-row>
        <table:table-row table:style-name="TableLine94094851381728">
          <table:table-cell table:style-name="Table1.A2" office:value-type="string">
            <text:p text:style-name="P19">GET</text:p>
          </table:table-cell>
          <table:table-cell table:style-name="Table1.A2" office:value-type="string">
            <text:p text:style-name="P37">/api/device/</text:p>
          </table:table-cell>
          <table:table-cell table:style-name="Table1.C2" office:value-type="string">
            <text:p text:style-name="P20">Retrieve list of all devices</text:p>
          </table:table-cell>
        </table:table-row>
        <table:table-row table:style-name="TableLine94094851383184">
          <table:table-cell table:style-name="Table1.A2" office:value-type="string">
            <text:p text:style-name="P19">POST</text:p>
          </table:table-cell>
          <table:table-cell table:style-name="Table1.A2" office:value-type="string">
            <text:p text:style-name="P38">/api/device/</text:p>
          </table:table-cell>
          <table:table-cell table:style-name="Table1.C2" office:value-type="string">
            <text:p text:style-name="P20">Add a new device</text:p>
          </table:table-cell>
        </table:table-row>
        <table:table-row table:style-name="TableLine94094851383984">
          <table:table-cell table:style-name="Table1.A2" office:value-type="string">
            <text:p text:style-name="P19">PUT</text:p>
          </table:table-cell>
          <table:table-cell table:style-name="Table1.A2" office:value-type="string">
            <text:p text:style-name="P35"><text:span text:style-name="T3">/api/device/:</text:span><text:span text:style-name="T4">id/</text:span></text:p>
          </table:table-cell>
          <table:table-cell table:style-name="Table1.C2" office:value-type="string">
            <text:p text:style-name="P20">Update an existing device</text:p>
          </table:table-cell>
        </table:table-row>
        <table:table-row table:style-name="TableLine94094851384832">
          <table:table-cell table:style-name="Table1.A2" office:value-type="string">
            <text:p text:style-name="P19">DELETE</text:p>
          </table:table-cell>
          <table:table-cell table:style-name="Table1.A2" office:value-type="string">
            <text:p text:style-name="P36"><text:span text:style-name="T3">/api/device/:</text:span><text:span text:style-name="T4">id/</text:span></text:p>
          </table:table-cell>
          <table:table-cell table:style-name="Table1.C2" office:value-type="string">
            <text:p text:style-name="P20">Delete an existing device</text:p>
          </table:table-cell>
        </table:table-row>
      </table:table>
      <text:p text:style-name="P12"/>
      <text:p text:style-name="P7">Network Closets</text:p>
      <text:p text:style-name="P10"/>
      <table:table table:name="Table2" table:style-name="Table2">
        <table:table-column table:style-name="Table2.A" table:number-columns-repeated="3"/>
        <table:table-row table:style-name="TableLine94094851386688">
          <table:table-cell table:style-name="Table2.A1" office:value-type="string">
            <text:p text:style-name="P48">HTTP Verb</text:p>
          </table:table-cell>
          <table:table-cell table:style-name="Table2.A1" office:value-type="string">
            <text:p text:style-name="P48">Endpoint URL</text:p>
          </table:table-cell>
          <table:table-cell table:style-name="Table2.C1" office:value-type="string">
            <text:p text:style-name="P48">Description</text:p>
          </table:table-cell>
        </table:table-row>
        <table:table-row table:style-name="TableLine94094851404000">
          <table:table-cell table:style-name="Table2.A2" office:value-type="string">
            <text:p text:style-name="P19">GET</text:p>
          </table:table-cell>
          <table:table-cell table:style-name="Table2.A2" office:value-type="string">
            <text:p text:style-name="P34"><text:span text:style-name="T3">/api/</text:span><text:span text:style-name="T4">network_closets</text:span><text:span text:style-name="T3">/</text:span></text:p>
          </table:table-cell>
          <table:table-cell table:style-name="Table2.C2" office:value-type="string">
            <text:p text:style-name="P20">Retrieve list of all Network Closets</text:p>
          </table:table-cell>
        </table:table-row>
        <table:table-row table:style-name="TableLine94094851405456">
          <table:table-cell table:style-name="Table2.A2" office:value-type="string">
            <text:p text:style-name="P19">POST</text:p>
          </table:table-cell>
          <table:table-cell table:style-name="Table2.A2" office:value-type="string">
            <text:p text:style-name="P35"><text:span text:style-name="T3">/api/</text:span><text:span text:style-name="T4">network_closets</text:span><text:span text:style-name="T3">/</text:span></text:p>
          </table:table-cell>
          <table:table-cell table:style-name="Table2.C2" office:value-type="string">
            <text:p text:style-name="P20">Add a new Network Closet</text:p>
          </table:table-cell>
        </table:table-row>
        <table:table-row table:style-name="TableLine94094851406256">
          <table:table-cell table:style-name="Table2.A2" office:value-type="string">
            <text:p text:style-name="P19">PUT</text:p>
          </table:table-cell>
          <table:table-cell table:style-name="Table2.A2" office:value-type="string">
            <text:p text:style-name="P35"><text:span text:style-name="T3">/api/</text:span><text:span text:style-name="T4">network_closets</text:span><text:span text:style-name="T3">/:</text:span><text:span text:style-name="T4">id/</text:span></text:p>
          </table:table-cell>
          <table:table-cell table:style-name="Table2.C2" office:value-type="string">
            <text:p text:style-name="P20">Update an existing Network Closet</text:p>
          </table:table-cell>
        </table:table-row>
        <table:table-row table:style-name="TableLine94094851407104">
          <table:table-cell table:style-name="Table2.A2" office:value-type="string">
            <text:p text:style-name="P19">DELETE</text:p>
          </table:table-cell>
          <table:table-cell table:style-name="Table2.A2" office:value-type="string">
            <text:p text:style-name="P36"><text:span text:style-name="T3">/api/</text:span><text:span text:style-name="T4">network_closets/</text:span><text:span text:style-name="T3">:</text:span><text:span text:style-name="T4">id/</text:span></text:p>
          </table:table-cell>
          <table:table-cell table:style-name="Table2.C2" office:value-type="string">
            <text:p text:style-name="P20">Delete an existing Network Closet</text:p>
          </table:table-cell>
        </table:table-row>
      </table:table>
      <text:p text:style-name="P12"/>
      <text:p text:style-name="P3"/>
      <text:p text:style-name="P3"/>
      <text:p text:style-name="P3"><text:soft-page-break/></text:p>
      <text:p text:style-name="P3"/>
      <text:p text:style-name="P3">UPS</text:p>
      <text:p text:style-name="P10"/>
      <table:table table:name="Table3" table:style-name="Table3">
        <table:table-column table:style-name="Table3.A" table:number-columns-repeated="3"/>
        <table:table-row table:style-name="TableLine94094851411088">
          <table:table-cell table:style-name="Table3.A1" office:value-type="string">
            <text:p text:style-name="P48">HTTP Verb</text:p>
          </table:table-cell>
          <table:table-cell table:style-name="Table3.A1" office:value-type="string">
            <text:p text:style-name="P48">Endpoint URL</text:p>
          </table:table-cell>
          <table:table-cell table:style-name="Table3.C1" office:value-type="string">
            <text:p text:style-name="P48">Description</text:p>
          </table:table-cell>
        </table:table-row>
        <table:table-row table:style-name="TableLine94094851428528">
          <table:table-cell table:style-name="Table3.A2" office:value-type="string">
            <text:p text:style-name="P19">GET</text:p>
          </table:table-cell>
          <table:table-cell table:style-name="Table3.A2" office:value-type="string">
            <text:p text:style-name="P34"><text:span text:style-name="T3">/api/</text:span><text:span text:style-name="T4">ups</text:span><text:span text:style-name="T3">/</text:span></text:p>
          </table:table-cell>
          <table:table-cell table:style-name="Table3.C2" office:value-type="string">
            <text:p text:style-name="P20">Retrieve list of all UPS’</text:p>
          </table:table-cell>
        </table:table-row>
        <table:table-row table:style-name="TableLine94094851429984">
          <table:table-cell table:style-name="Table3.A2" office:value-type="string">
            <text:p text:style-name="P19">POST</text:p>
          </table:table-cell>
          <table:table-cell table:style-name="Table3.A2" office:value-type="string">
            <text:p text:style-name="P35"><text:span text:style-name="T3">/api/</text:span><text:span text:style-name="T4">ups</text:span><text:span text:style-name="T3">/</text:span></text:p>
          </table:table-cell>
          <table:table-cell table:style-name="Table3.C2" office:value-type="string">
            <text:p text:style-name="P20">Add a new UPS</text:p>
          </table:table-cell>
        </table:table-row>
        <table:table-row table:style-name="TableLine94094851430784">
          <table:table-cell table:style-name="Table3.A2" office:value-type="string">
            <text:p text:style-name="P19">PUT</text:p>
          </table:table-cell>
          <table:table-cell table:style-name="Table3.A2" office:value-type="string">
            <text:p text:style-name="P35"><text:span text:style-name="T3">/api/</text:span><text:span text:style-name="T4">ups</text:span><text:span text:style-name="T3">/:</text:span><text:span text:style-name="T4">id/</text:span></text:p>
          </table:table-cell>
          <table:table-cell table:style-name="Table3.C2" office:value-type="string">
            <text:p text:style-name="P20">Update an existing UPS</text:p>
          </table:table-cell>
        </table:table-row>
        <table:table-row table:style-name="TableLine94094851431632">
          <table:table-cell table:style-name="Table3.A2" office:value-type="string">
            <text:p text:style-name="P19">DELETE</text:p>
          </table:table-cell>
          <table:table-cell table:style-name="Table3.A2" office:value-type="string">
            <text:p text:style-name="P36"><text:span text:style-name="T3">/api/</text:span><text:span text:style-name="T4">ups</text:span><text:span text:style-name="T3">/:</text:span><text:span text:style-name="T4">id/</text:span></text:p>
          </table:table-cell>
          <table:table-cell table:style-name="Table3.C2" office:value-type="string">
            <text:p text:style-name="P20">Delete an existing UPS</text:p>
          </table:table-cell>
        </table:table-row>
      </table:table>
      <text:p text:style-name="P12"/>
      <text:p text:style-name="P7">Buildings</text:p>
      <text:p text:style-name="P10"/>
      <table:table table:name="Table4" table:style-name="Table4">
        <table:table-column table:style-name="Table4.A" table:number-columns-repeated="3"/>
        <table:table-row table:style-name="TableLine94094851433488">
          <table:table-cell table:style-name="Table4.A1" office:value-type="string">
            <text:p text:style-name="P48">HTTP Verb</text:p>
          </table:table-cell>
          <table:table-cell table:style-name="Table4.A1" office:value-type="string">
            <text:p text:style-name="P48">Endpoint URL</text:p>
          </table:table-cell>
          <table:table-cell table:style-name="Table4.C1" office:value-type="string">
            <text:p text:style-name="P48">Description</text:p>
          </table:table-cell>
        </table:table-row>
        <table:table-row table:style-name="TableLine94094851448976">
          <table:table-cell table:style-name="Table4.A2" office:value-type="string">
            <text:p text:style-name="P19">GET</text:p>
          </table:table-cell>
          <table:table-cell table:style-name="Table4.A2" office:value-type="string">
            <text:p text:style-name="P34"><text:span text:style-name="T3">/api/</text:span><text:span text:style-name="T4">buildings</text:span><text:span text:style-name="T3">/</text:span></text:p>
          </table:table-cell>
          <table:table-cell table:style-name="Table4.C2" office:value-type="string">
            <text:p text:style-name="P20">Retrieve list of all Buildings</text:p>
          </table:table-cell>
        </table:table-row>
        <table:table-row table:style-name="TableLine94094851450432">
          <table:table-cell table:style-name="Table4.A2" office:value-type="string">
            <text:p text:style-name="P19">POST</text:p>
          </table:table-cell>
          <table:table-cell table:style-name="Table4.A2" office:value-type="string">
            <text:p text:style-name="P35"><text:span text:style-name="T3">/api/</text:span><text:span text:style-name="T4">buildings</text:span><text:span text:style-name="T3">/</text:span></text:p>
          </table:table-cell>
          <table:table-cell table:style-name="Table4.C2" office:value-type="string">
            <text:p text:style-name="P20">Add a new Buildings</text:p>
          </table:table-cell>
        </table:table-row>
        <table:table-row table:style-name="TableLine94094851451232">
          <table:table-cell table:style-name="Table4.A2" office:value-type="string">
            <text:p text:style-name="P19">PUT</text:p>
          </table:table-cell>
          <table:table-cell table:style-name="Table4.A2" office:value-type="string">
            <text:p text:style-name="P35"><text:span text:style-name="T3">/api/</text:span><text:span text:style-name="T4">buildings</text:span><text:span text:style-name="T3">/:</text:span><text:span text:style-name="T4">id/</text:span></text:p>
          </table:table-cell>
          <table:table-cell table:style-name="Table4.C2" office:value-type="string">
            <text:p text:style-name="P20">Update an existing Buildings</text:p>
          </table:table-cell>
        </table:table-row>
        <table:table-row table:style-name="TableLine94094851452080">
          <table:table-cell table:style-name="Table4.A2" office:value-type="string">
            <text:p text:style-name="P19">DELETE</text:p>
          </table:table-cell>
          <table:table-cell table:style-name="Table4.A2" office:value-type="string">
            <text:p text:style-name="P36"><text:span text:style-name="T3">/api/</text:span><text:span text:style-name="T4">buildings</text:span><text:span text:style-name="T3">/:</text:span><text:span text:style-name="T4">id/</text:span></text:p>
          </table:table-cell>
          <table:table-cell table:style-name="Table4.C2" office:value-type="string">
            <text:p text:style-name="P20">Delete an existing Buildings</text:p>
          </table:table-cell>
        </table:table-row>
      </table:table>
      <text:p text:style-name="P12"/>
      <text:p text:style-name="P12"/>
      <text:p text:style-name="P11">Tables</text:p>
      <text:p text:style-name="P11"/>
      <text:p text:style-name="P4">Device<text:span text:style-name="T4">s</text:span></text:p>
      <text:p text:style-name="P4"/>
      <text:p text:style-name="P13"/>
      <table:table table:name="Table5" table:style-name="Table5">
        <table:table-column table:style-name="Table5.A" table:number-columns-repeated="3"/>
        <table:table-row table:style-name="TableLine94094851455344">
          <table:table-cell table:style-name="Table5.A1" office:value-type="string">
            <text:p text:style-name="P49">Column Name</text:p>
          </table:table-cell>
          <table:table-cell table:style-name="Table5.A1" office:value-type="string">
            <text:p text:style-name="P49">Data Type</text:p>
          </table:table-cell>
          <table:table-cell table:style-name="Table5.C1" office:value-type="string">
            <text:p text:style-name="P49">Constraint</text:p>
          </table:table-cell>
        </table:table-row>
        <table:table-row table:style-name="TableLine94094851478944">
          <table:table-cell table:style-name="Table5.A2" office:value-type="string">
            <text:p text:style-name="P21">id</text:p>
          </table:table-cell>
          <table:table-cell table:style-name="Table5.A2" office:value-type="string">
            <text:p text:style-name="P47">SERIAL</text:p>
          </table:table-cell>
          <table:table-cell table:style-name="Table5.C2" office:value-type="string">
            <text:p text:style-name="P21">PRIMARY KEY</text:p>
          </table:table-cell>
        </table:table-row>
        <table:table-row table:style-name="TableLine94094851480400">
          <table:table-cell table:style-name="Table5.A2" office:value-type="string">
            <text:p text:style-name="P21">name</text:p>
          </table:table-cell>
          <table:table-cell table:style-name="Table5.A2" office:value-type="string">
            <text:p text:style-name="P39">VARCHAR(63)</text:p>
          </table:table-cell>
          <table:table-cell table:style-name="Table5.C2" office:value-type="string">
            <text:p text:style-name="P25">UNIQUE, NOT NULL</text:p>
          </table:table-cell>
        </table:table-row>
        <table:table-row table:style-name="TableLine94094851481200">
          <table:table-cell table:style-name="Table5.A2" office:value-type="string">
            <text:p text:style-name="P21">ip_address</text:p>
          </table:table-cell>
          <table:table-cell table:style-name="Table5.A2" office:value-type="string">
            <text:p text:style-name="P43">CHAR(15)</text:p>
          </table:table-cell>
          <table:table-cell table:style-name="Table5.C2" office:value-type="string">
            <text:p text:style-name="P26">UNIQUE, NOT NULL</text:p>
          </table:table-cell>
        </table:table-row>
        <table:table-row table:style-name="TableLine94094851482128">
          <table:table-cell table:style-name="Table5.A2" office:value-type="string">
            <text:p text:style-name="P21">manufacturer</text:p>
          </table:table-cell>
          <table:table-cell table:style-name="Table5.A2" office:value-type="string">
            <text:p text:style-name="P41">TEXT</text:p>
          </table:table-cell>
          <table:table-cell table:style-name="Table5.C2" office:value-type="string">
            <text:p text:style-name="P29">NOT NULL</text:p>
          </table:table-cell>
        </table:table-row>
        <table:table-row table:style-name="TableLine94094851483168">
          <table:table-cell table:style-name="Table5.A2" office:value-type="string">
            <text:p text:style-name="P21">type</text:p>
          </table:table-cell>
          <table:table-cell table:style-name="Table5.A2" office:value-type="string">
            <text:p text:style-name="P39">VARCHAR(254)</text:p>
          </table:table-cell>
          <table:table-cell table:style-name="Table5.C2" office:value-type="string">
            <text:p text:style-name="P28">NOT NULL</text:p>
          </table:table-cell>
        </table:table-row>
        <table:table-row table:style-name="TableLine94094851484080">
          <table:table-cell table:style-name="Table5.A2" office:value-type="string">
            <text:p text:style-name="P21">software_version</text:p>
          </table:table-cell>
          <table:table-cell table:style-name="Table5.A2" office:value-type="string">
            <text:p text:style-name="P39">VARCHAR(254)</text:p>
          </table:table-cell>
          <table:table-cell table:style-name="Table5.C2" office:value-type="string">
            <text:p text:style-name="P28">NOT NULL</text:p>
          </table:table-cell>
        </table:table-row>
        <table:table-row table:style-name="TableLine94094851485040">
          <table:table-cell table:style-name="Table5.A2" office:value-type="string">
            <text:p text:style-name="P28">category</text:p>
          </table:table-cell>
          <table:table-cell table:style-name="Table5.A2" office:value-type="string">
            <text:p text:style-name="P42">TEXT</text:p>
          </table:table-cell>
          <table:table-cell table:style-name="Table5.C2" office:value-type="string">
            <text:p text:style-name="P28">NOT NULL</text:p>
          </table:table-cell>
        </table:table-row>
        <table:table-row table:style-name="TableLine94094851486000">
          <table:table-cell table:style-name="Table5.A2" office:value-type="string">
            <text:p text:style-name="P30">network_closet_id</text:p>
          </table:table-cell>
          <table:table-cell table:style-name="Table5.A2" office:value-type="string">
            <text:p text:style-name="P45">INT</text:p>
          </table:table-cell>
          <table:table-cell table:style-name="Table5.C2" office:value-type="string">
            <text:p text:style-name="P30">FOREIGN KEY, NOT NULL</text:p>
          </table:table-cell>
        </table:table-row>
        <table:table-row table:style-name="TableLine94094851486880">
          <table:table-cell table:style-name="Table5.A2" office:value-type="string">
            <text:p text:style-name="P30">building_id</text:p>
          </table:table-cell>
          <table:table-cell table:style-name="Table5.A2" office:value-type="string">
            <text:p text:style-name="P45">INT</text:p>
          </table:table-cell>
          <table:table-cell table:style-name="Table5.C2" office:value-type="string">
            <text:p text:style-name="P30">FOREIGN KEY, NOT NULL</text:p>
          </table:table-cell>
        </table:table-row>
      </table:table>
      <text:p text:style-name="P16"/>
      <text:p text:style-name="P5"/>
      <text:p text:style-name="P5"/>
      <text:p text:style-name="P5"><text:soft-page-break/></text:p>
      <text:p text:style-name="P5"/>
      <text:p text:style-name="P5"/>
      <text:p text:style-name="P8">Network Closets</text:p>
      <text:p text:style-name="P5"/>
      <text:p text:style-name="P14"/>
      <table:table table:name="Table6" table:style-name="Table6">
        <table:table-column table:style-name="Table6.A" table:number-columns-repeated="3"/>
        <table:table-row table:style-name="TableLine94094851491504">
          <table:table-cell table:style-name="Table6.A1" office:value-type="string">
            <text:p text:style-name="P50">Column Name</text:p>
          </table:table-cell>
          <table:table-cell table:style-name="Table6.A1" office:value-type="string">
            <text:p text:style-name="P50">Data Type</text:p>
          </table:table-cell>
          <table:table-cell table:style-name="Table6.C1" office:value-type="string">
            <text:p text:style-name="P50">Constraint</text:p>
          </table:table-cell>
        </table:table-row>
        <table:table-row table:style-name="TableLine94094851503136">
          <table:table-cell table:style-name="Table6.A2" office:value-type="string">
            <text:p text:style-name="P22">id</text:p>
          </table:table-cell>
          <table:table-cell table:style-name="Table6.A2" office:value-type="string">
            <text:p text:style-name="P47">SERIAL</text:p>
          </table:table-cell>
          <table:table-cell table:style-name="Table6.C2" office:value-type="string">
            <text:p text:style-name="P22">PRIMARY KEY</text:p>
          </table:table-cell>
        </table:table-row>
        <table:table-row table:style-name="TableLine94094851504848">
          <table:table-cell table:style-name="Table6.A2" office:value-type="string">
            <text:p text:style-name="P30">name</text:p>
          </table:table-cell>
          <table:table-cell table:style-name="Table6.A2" office:value-type="string">
            <text:p text:style-name="P45">TEXT</text:p>
          </table:table-cell>
          <table:table-cell table:style-name="Table6.C2" office:value-type="string">
            <text:p text:style-name="P30">UNIQUE, NOT NULL</text:p>
          </table:table-cell>
        </table:table-row>
        <table:table-row table:style-name="TableLine94094851505648">
          <table:table-cell table:style-name="Table6.A2" office:value-type="string">
            <text:p text:style-name="P30">type</text:p>
          </table:table-cell>
          <table:table-cell table:style-name="Table6.A2" office:value-type="string">
            <text:p text:style-name="P45">TEXT</text:p>
          </table:table-cell>
          <table:table-cell table:style-name="Table6.C2" office:value-type="string">
            <text:p text:style-name="P30">NOT NULL</text:p>
          </table:table-cell>
        </table:table-row>
        <table:table-row table:style-name="TableLine94094851506576">
          <table:table-cell table:style-name="Table6.A2" office:value-type="string">
            <text:p text:style-name="P30">location</text:p>
          </table:table-cell>
          <table:table-cell table:style-name="Table6.A2" office:value-type="string">
            <text:p text:style-name="P45">TEXT</text:p>
          </table:table-cell>
          <table:table-cell table:style-name="Table6.C2" office:value-type="string">
            <text:p text:style-name="P30">NOT NULL</text:p>
          </table:table-cell>
        </table:table-row>
        <table:table-row table:style-name="TableLine94094851507616">
          <table:table-cell table:style-name="Table6.A2" office:value-type="string">
            <text:p text:style-name="P30">building_id</text:p>
          </table:table-cell>
          <table:table-cell table:style-name="Table6.A2" office:value-type="string">
            <text:p text:style-name="P45">INT</text:p>
          </table:table-cell>
          <table:table-cell table:style-name="Table6.C2" office:value-type="string">
            <text:p text:style-name="P30">FOREIGN KEY, NOT NULL</text:p>
          </table:table-cell>
        </table:table-row>
      </table:table>
      <text:p text:style-name="P17"/>
      <text:p text:style-name="P9">UPS</text:p>
      <text:p text:style-name="P6"/>
      <text:p text:style-name="P15"/>
      <table:table table:name="Table7" table:style-name="Table7">
        <table:table-column table:style-name="Table7.A" table:number-columns-repeated="3"/>
        <table:table-row table:style-name="TableLine94094851509856">
          <table:table-cell table:style-name="Table7.A1" office:value-type="string">
            <text:p text:style-name="P51">Column Name</text:p>
          </table:table-cell>
          <table:table-cell table:style-name="Table7.A1" office:value-type="string">
            <text:p text:style-name="P51">Data Type</text:p>
          </table:table-cell>
          <table:table-cell table:style-name="Table7.C1" office:value-type="string">
            <text:p text:style-name="P51">Constraint</text:p>
          </table:table-cell>
        </table:table-row>
        <table:table-row table:style-name="TableLine94094851530960">
          <table:table-cell table:style-name="Table7.A2" office:value-type="string">
            <text:p text:style-name="P23">id</text:p>
          </table:table-cell>
          <table:table-cell table:style-name="Table7.A2" office:value-type="string">
            <text:p text:style-name="P47">SERIAL</text:p>
          </table:table-cell>
          <table:table-cell table:style-name="Table7.C2" office:value-type="string">
            <text:p text:style-name="P23">PRIMARY KEY</text:p>
          </table:table-cell>
        </table:table-row>
        <table:table-row table:style-name="TableLine94094851532672">
          <table:table-cell table:style-name="Table7.A2" office:value-type="string">
            <text:p text:style-name="P30">name</text:p>
          </table:table-cell>
          <table:table-cell table:style-name="Table7.A2" office:value-type="string">
            <text:p text:style-name="P40">VARCHAR(63)</text:p>
          </table:table-cell>
          <table:table-cell table:style-name="Table7.C2" office:value-type="string">
            <text:p text:style-name="P27">UNIQUE, NOT NULL</text:p>
          </table:table-cell>
        </table:table-row>
        <table:table-row table:style-name="TableLine94094851533472">
          <table:table-cell table:style-name="Table7.A2" office:value-type="string">
            <text:p text:style-name="P24">ip_address</text:p>
          </table:table-cell>
          <table:table-cell table:style-name="Table7.A2" office:value-type="string">
            <text:p text:style-name="P44">CHAR(15)</text:p>
          </table:table-cell>
          <table:table-cell table:style-name="Table7.C2" office:value-type="string">
            <text:p text:style-name="P27">UNIQUE, NOT NULL</text:p>
          </table:table-cell>
        </table:table-row>
        <table:table-row table:style-name="TableLine94094851534400">
          <table:table-cell table:style-name="Table7.A2" office:value-type="string">
            <text:p text:style-name="P21">manufacturer</text:p>
          </table:table-cell>
          <table:table-cell table:style-name="Table7.A2" office:value-type="string">
            <text:p text:style-name="P41">TEXT</text:p>
          </table:table-cell>
          <table:table-cell table:style-name="Table7.C2" office:value-type="string">
            <text:p text:style-name="P29">NOT NULL</text:p>
          </table:table-cell>
        </table:table-row>
        <table:table-row table:style-name="TableLine94094851535440">
          <table:table-cell table:style-name="Table7.A2" office:value-type="string">
            <text:p text:style-name="P21">type</text:p>
          </table:table-cell>
          <table:table-cell table:style-name="Table7.A2" office:value-type="string">
            <text:p text:style-name="P39">VARCHAR(254)</text:p>
          </table:table-cell>
          <table:table-cell table:style-name="Table7.C2" office:value-type="string">
            <text:p text:style-name="P28">NOT NULL</text:p>
          </table:table-cell>
        </table:table-row>
        <table:table-row table:style-name="TableLine94094851536352">
          <table:table-cell table:style-name="Table7.A2" office:value-type="string">
            <text:p text:style-name="P30">network_closet_id</text:p>
          </table:table-cell>
          <table:table-cell table:style-name="Table7.A2" office:value-type="string">
            <text:p text:style-name="P45">INT</text:p>
          </table:table-cell>
          <table:table-cell table:style-name="Table7.C2" office:value-type="string">
            <text:p text:style-name="P30">FOREIGN// KEY, NOT NULL</text:p>
          </table:table-cell>
        </table:table-row>
        <table:table-row table:style-name="TableLine94094851537312">
          <table:table-cell table:style-name="Table7.A2" office:value-type="string">
            <text:p text:style-name="P30">building_id</text:p>
          </table:table-cell>
          <table:table-cell table:style-name="Table7.A2" office:value-type="string">
            <text:p text:style-name="P45">INT</text:p>
          </table:table-cell>
          <table:table-cell table:style-name="Table7.C2" office:value-type="string">
            <text:p text:style-name="P30">FOREIGN KEY, NOT NULL</text:p>
          </table:table-cell>
        </table:table-row>
        <table:table-row table:style-name="TableLine94094851538272">
          <table:table-cell table:style-name="Table7.A2" office:value-type="string">
            <text:p text:style-name="P33">device_id</text:p>
          </table:table-cell>
          <table:table-cell table:style-name="Table7.A2" office:value-type="string">
            <text:p text:style-name="P46">INT</text:p>
          </table:table-cell>
          <table:table-cell table:style-name="Table7.C2" office:value-type="string">
            <text:p text:style-name="P31">FOREIGN KEY, NOT NULL</text:p>
          </table:table-cell>
        </table:table-row>
      </table:table>
      <text:p text:style-name="P18"/>
      <text:p text:style-name="P9">Buildings</text:p>
      <text:p text:style-name="P6"/>
      <text:p text:style-name="P15"/>
      <table:table table:name="Table8" table:style-name="Table8">
        <table:table-column table:style-name="Table8.A" table:number-columns-repeated="3"/>
        <table:table-row table:style-name="TableLine94094851540560">
          <table:table-cell table:style-name="Table8.A1" office:value-type="string">
            <text:p text:style-name="P51">Column Name</text:p>
          </table:table-cell>
          <table:table-cell table:style-name="Table8.A1" office:value-type="string">
            <text:p text:style-name="P51">Data Type</text:p>
          </table:table-cell>
          <table:table-cell table:style-name="Table8.C1" office:value-type="string">
            <text:p text:style-name="P51">Constraint</text:p>
          </table:table-cell>
        </table:table-row>
        <table:table-row table:style-name="TableLine94094851547056">
          <table:table-cell table:style-name="Table8.A2" office:value-type="string">
            <text:p text:style-name="P23">id</text:p>
          </table:table-cell>
          <table:table-cell table:style-name="Table8.A2" office:value-type="string">
            <text:p text:style-name="P47">SERIAL</text:p>
          </table:table-cell>
          <table:table-cell table:style-name="Table8.C2" office:value-type="string">
            <text:p text:style-name="P23">PRIMARY KEY</text:p>
          </table:table-cell>
        </table:table-row>
        <table:table-row table:style-name="TableLine94094851548640">
          <table:table-cell table:style-name="Table8.A2" office:value-type="string">
            <text:p text:style-name="P32">name </text:p>
          </table:table-cell>
          <table:table-cell table:style-name="Table8.A2" office:value-type="string">
            <text:p text:style-name="P41">TEXT</text:p>
          </table:table-cell>
          <table:table-cell table:style-name="Table8.C2" office:value-type="string">
            <text:p text:style-name="P29"><text:span text:style-name="T5">UNIQUE, </text:span>NOT NULL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2T14:05:34.902628741</meta:creation-date>
    <dc:date>2023-06-09T15:22:54.024041041</dc:date>
    <meta:editing-duration>PT49M52S</meta:editing-duration>
    <meta:editing-cycles>11</meta:editing-cycles>
    <meta:generator>LibreOffice/6.4.7.2$Linux_X86_64 LibreOffice_project/40$Build-2</meta:generator>
    <meta:document-statistic meta:table-count="8" meta:image-count="0" meta:object-count="0" meta:page-count="3" meta:paragraph-count="159" meta:word-count="426" meta:character-count="2734" meta:non-whitespace-character-count="2460"/>
  </office:meta>
</office:document-meta>
</file>